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tackHelper.getCurren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tackHelper.enterSuperServlet( ServletContext con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tackHelper.leave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tackHelper.enterServlet( ServletContext context , HttpServletRequest request , HttpServletResponse response , boolean superCa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lStackHelper.enterServlet( ServletContext con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tackHelper.getBaseServlet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